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onentSelectorWrapper.isSelectable( Object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electorWrapper.select( Object ro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Context.Compon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.ComponentContext( final Map contextData , final 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.ComponentContext( final Map contex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mponentSelectorWrapper.ComponentSelectorWrapper( ComponentSelector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Context.get( final Object ke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mponentSelectorWrapper.release( Object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anagerWrapper.release( Objec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onentManagerWrapper.hasServic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anagerWrapper.ComponentManagerWrapper( ComponentManager 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ManagerWrapper.lookup( String ro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onentContext.ComponentContext( final Contex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onentSelectorWrapper.getCompon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